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34cm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5cm"/>
    </style:style>
    <style:style style:name="gr6" style:family="graphic" style:parent-style-name="standard">
      <style:graphic-properties draw:stroke="none" svg:stroke-color="#000000" draw:fill="none" draw:fill-color="#ffffff" fo:min-height="2.35cm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4.7cm"/>
    </style:style>
    <style:style style:name="gr8" style:family="graphic" style:parent-style-name="standard">
      <style:graphic-properties draw:textarea-horizontal-align="justify" draw:textarea-vertical-align="middle" draw:auto-grow-height="false" fo:min-height="2.45cm" fo:min-width="4.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5.4cm"/>
    </style:style>
    <style:style style:name="gr11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1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cm" svg:height="3.1cm" svg:x="1.7cm" svg:y="2.5cm">
          <text:p text:style-name="P1"><text:span text:style-name="T1">Play </text:span><text:span text:style-name="T1">the </text:span><text:span text:style-name="T1">rosbag </text:span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5cm" svg:height="3.1cm" svg:x="12.9cm" svg:y="2.7cm">
          <text:p text:style-name="P2">RTAB-MAP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cm" svg:y1="3.9cm" svg:x2="12.6cm" svg:y2="3.9cm">
          <text:p/>
        </draw:line>
        <draw:frame draw:style-name="gr4" draw:text-style-name="P5" draw:layer="layout" svg:width="3.9cm" svg:height="2.784cm" svg:x="8cm" svg:y="2.7cm">
          <draw:text-box>
            <text:p text:style-name="P4"><text:span text:style-name="T2">/rgb/img</text:span></text:p>
            <text:p text:style-name="P4"><text:span text:style-name="T2"/></text:p>
            <text:p text:style-name="P4"><text:span text:style-name="T2">/depth/img</text:span></text:p>
          </draw:text-box>
        </draw:frame>
        <draw:custom-shape draw:style-name="gr5" draw:text-style-name="P2" draw:layer="layout" svg:width="5.5cm" svg:height="2.8cm" svg:x="13.5cm" svg:y="8.1cm">
          <text:p text:style-name="P2">point_cloud</text:p>
          <text:p text:style-name="P2">registratio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cm" svg:y1="6.2cm" svg:x2="16cm" svg:y2="7.8cm">
          <text:p/>
        </draw:line>
        <draw:line draw:style-name="gr3" draw:text-style-name="P3" draw:layer="layout" svg:x1="13.1cm" svg:y1="9.6cm" svg:x2="7.1cm" svg:y2="9.6cm">
          <text:p/>
        </draw:line>
        <draw:frame draw:style-name="gr6" draw:text-style-name="P7" draw:layer="layout" svg:width="5.7cm" svg:height="2.6cm" svg:x="7.6cm" svg:y="8.4cm">
          <draw:text-box>
            <text:p text:style-name="P6"><text:span text:style-name="T3">/reg_point_cloud</text:span></text:p>
            <text:p text:style-name="P6"><text:span text:style-name="T3"/></text:p>
            <text:p text:style-name="P6"><text:span text:style-name="T3">/visual_odom</text:span></text:p>
          </draw:text-box>
        </draw:frame>
        <draw:custom-shape draw:style-name="gr7" draw:text-style-name="P2" draw:layer="layout" svg:width="5.2cm" svg:height="2.3cm" svg:x="1.7cm" svg:y="8.4cm">
          <text:p text:style-name="P2">point_cloud</text:p>
          <text:p text:style-name="P2">subscrib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3.1cm" svg:x="12.9cm" svg:y="2.7cm">
          <text:p text:style-name="P2">RTAB-MAP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cm" svg:y1="11.1cm" svg:x2="4.2cm" svg:y2="13.5cm">
          <text:p/>
        </draw:line>
        <draw:custom-shape draw:style-name="gr8" draw:text-style-name="P2" draw:layer="layout" svg:width="5.4cm" svg:height="2.7cm" svg:x="1.7cm" svg:y="13.7cm">
          <text:p text:style-name="P2">Dumping </text:p>
          <text:p text:style-name="P2">Pointcloud</text:p>
          <text:p text:style-name="P2">In .pcd file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cm" svg:height="1.2cm" svg:x="4.6cm" svg:y="11.7cm">
          <draw:text-box>
            <text:p text:style-name="P6"><text:span text:style-name="T3">python_pcl</text:span></text:p>
          </draw:text-box>
        </draw:frame>
        <draw:custom-shape draw:style-name="gr10" draw:text-style-name="P2" draw:layer="layout" svg:width="5.9cm" svg:height="2.9cm" svg:x="13.1cm" svg:y="13.7cm">
          <text:p text:style-name="P2">.pcd conversion</text:p>
          <text:p text:style-name="P2">To .pl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15.1cm" svg:x2="12.4cm" svg:y2="15.1cm">
          <text:p/>
        </draw:line>
        <draw:frame draw:style-name="gr11" draw:text-style-name="P7" draw:layer="layout" svg:width="4.5cm" svg:height="2.5cm" svg:x="8.1cm" svg:y="14cm">
          <draw:text-box>
            <text:p text:style-name="P6"><text:span text:style-name="T3">pcl_tools</text:span></text:p>
            <text:p text:style-name="P6"><text:span text:style-name="T3"/></text:p>
            <text:p text:style-name="P6"><text:span text:style-name="T3">pcl_pcd2pl</text:span><text:span text:style-name="T3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6T11:21:38.590018491</meta:creation-date>
    <meta:editing-duration>PT2M42S</meta:editing-duration>
    <meta:editing-cycles>2</meta:editing-cycles>
    <meta:generator>LibreOffice/6.0.7.3$Linux_X86_64 LibreOffice_project/00m0$Build-3</meta:generator>
    <dc:date>2021-07-16T11:54:47.218397811</dc:date>
    <meta:document-statistic meta:object-count="16"/>
  </office:meta>
</office:document-meta>
</file>